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Tdistancia</text:p>
          </table:table-cell>
          <table:table-cell office:value-type="string" calcext:value-type="string">
            <text:p>miliS</text:p>
          </table:table-cell>
          <table:table-cell office:value-type="string" calcext:value-type="string">
            <text:p>Tlargo</text:p>
          </table:table-cell>
          <table:table-cell office:value-type="string" calcext:value-type="string">
            <text:p>miliS</text:p>
          </table:table-cell>
          <table:table-cell/>
          <table:table-cell office:value-type="string" calcext:value-type="string">
            <text:p>T0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]/3.6" office:value-type="float" office:value="16.6666666666667" calcext:value-type="float">
            <text:p>16,6666666666667</text:p>
          </table:table-cell>
          <table:table-cell table:formula="of:=[.$A$12]/[.B2]" office:value-type="float" office:value="0.144" calcext:value-type="float">
            <text:p>0,144</text:p>
          </table:table-cell>
          <table:table-cell table:formula="of:=[.C2]*1000" office:value-type="float" office:value="144" calcext:value-type="float">
            <text:p>144</text:p>
          </table:table-cell>
          <table:table-cell table:formula="of:=[.$A$8]/[.B2]" office:value-type="float" office:value="0.24" calcext:value-type="float">
            <text:p>0,24</text:p>
          </table:table-cell>
          <table:table-cell table:formula="of:=[.E2]*1000" office:value-type="float" office:value="240" calcext:value-type="float">
            <text:p>24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2]*2" office:value-type="float" office:value="288" calcext:value-type="float">
            <text:p>288</text:p>
          </table:table-cell>
          <table:table-cell table:formula="of:=[.F2]-[.D2]" office:value-type="float" office:value="96" calcext:value-type="float">
            <text:p>96</text:p>
          </table:table-cell>
          <table:table-cell table:formula="of:=[.D2]*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/3.6" office:value-type="float" office:value="27.7777777777778" calcext:value-type="float">
            <text:p>27,7777777777778</text:p>
          </table:table-cell>
          <table:table-cell table:formula="of:=[.$A$12]/[.B3]" office:value-type="float" office:value="0.0864" calcext:value-type="float">
            <text:p>0,0864</text:p>
          </table:table-cell>
          <table:table-cell table:formula="of:=[.C3]*1000" office:value-type="float" office:value="86.4" calcext:value-type="float">
            <text:p>86,4</text:p>
          </table:table-cell>
          <table:table-cell table:formula="of:=[.$A$8]/[.B3]" office:value-type="float" office:value="0.144" calcext:value-type="float">
            <text:p>0,144</text:p>
          </table:table-cell>
          <table:table-cell table:formula="of:=[.E3]*1000" office:value-type="float" office:value="144" calcext:value-type="float">
            <text:p>144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3]*2" office:value-type="float" office:value="172.8" calcext:value-type="float">
            <text:p>172,8</text:p>
          </table:table-cell>
          <table:table-cell table:formula="of:=[.F3]-[.D3]" office:value-type="float" office:value="57.6" calcext:value-type="float">
            <text:p>57,6</text:p>
          </table:table-cell>
          <table:table-cell table:formula="of:=[.D3]*2" office:value-type="float" office:value="172.8" calcext:value-type="float">
            <text:p>172,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4]/3.6" office:value-type="float" office:value="33.3333333333333" calcext:value-type="float">
            <text:p>33,3333333333333</text:p>
          </table:table-cell>
          <table:table-cell table:formula="of:=[.$A$12]/[.B4]" office:value-type="float" office:value="0.072" calcext:value-type="float">
            <text:p>0,072</text:p>
          </table:table-cell>
          <table:table-cell table:formula="of:=[.C4]*1000" office:value-type="float" office:value="72" calcext:value-type="float">
            <text:p>72</text:p>
          </table:table-cell>
          <table:table-cell table:formula="of:=[.$A$8]/[.B4]" office:value-type="float" office:value="0.12" calcext:value-type="float">
            <text:p>0,12</text:p>
          </table:table-cell>
          <table:table-cell table:formula="of:=[.E4]*1000" office:value-type="float" office:value="120" calcext:value-type="float">
            <text:p>12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4]*2" office:value-type="float" office:value="144" calcext:value-type="float">
            <text:p>144</text:p>
          </table:table-cell>
          <table:table-cell table:formula="of:=[.F4]-[.D4]" office:value-type="float" office:value="48" calcext:value-type="float">
            <text:p>48</text:p>
          </table:table-cell>
          <table:table-cell table:formula="of:=[.D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5]/3.6" office:value-type="float" office:value="38.8888888888889" calcext:value-type="float">
            <text:p>38,8888888888889</text:p>
          </table:table-cell>
          <table:table-cell table:formula="of:=[.$A$12]/[.B5]" office:value-type="float" office:value="0.0617142857142857" calcext:value-type="float">
            <text:p>0,061714285714286</text:p>
          </table:table-cell>
          <table:table-cell table:formula="of:=[.C5]*1000" office:value-type="float" office:value="61.7142857142857" calcext:value-type="float">
            <text:p>61,7142857142857</text:p>
          </table:table-cell>
          <table:table-cell table:formula="of:=[.$A$8]/[.B5]" office:value-type="float" office:value="0.102857142857143" calcext:value-type="float">
            <text:p>0,102857142857143</text:p>
          </table:table-cell>
          <table:table-cell table:formula="of:=[.E5]*1000" office:value-type="float" office:value="102.857142857143" calcext:value-type="float">
            <text:p>102,857142857143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5]*2" office:value-type="float" office:value="123.428571428571" calcext:value-type="float">
            <text:p>123,428571428571</text:p>
          </table:table-cell>
          <table:table-cell table:formula="of:=[.F5]-[.D5]" office:value-type="float" office:value="41.1428571428572" calcext:value-type="float">
            <text:p>41,1428571428572</text:p>
          </table:table-cell>
          <table:table-cell table:formula="of:=[.D5]*2" office:value-type="float" office:value="123.428571428571" calcext:value-type="float">
            <text:p>123,4285714285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rgo vehiculo [mts]</text:p>
          </table:table-cell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1"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istancia entre espiras [mts]</text:p>
          </table:table-cell>
          <table:table-cell table:number-columns-repeated="8"/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6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1:07:11.9142304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23:47:10.127769299</meta:creation-date>
    <dc:date>2021-12-03T12:02:44.999690732</dc:date>
    <meta:editing-duration>PT46M32S</meta:editing-duration>
    <meta:editing-cycles>4</meta:editing-cycles>
    <meta:generator>LibreOffice/6.4.7.2$Linux_X86_64 LibreOffice_project/40$Build-2</meta:generator>
    <meta:document-statistic meta:table-count="1" meta:cell-count="54" meta:object-count="0"/>
  </office:meta>
</office:document-meta>
</file>